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5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7, FF 1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S. M. Fleischman<text:tab/></text:p>
      <text:p text:style-name="P7">Signed letter<text:tab/><text:tab/><text:tab/><text:tab/><text:tab/>Y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Morais family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June 9, 1893</text:p>
      <text:p text:style-name="P7">Month<text:tab/><text:tab/><text:tab/><text:tab/><text:tab/><text:tab/>June</text:p>
      <text:p text:style-name="P7">Year<text:tab/><text:tab/><text:tab/><text:tab/><text:tab/><text:tab/>1893</text:p>
      <text:p text:style-name="P7">Hebrew Date<text:tab/><text:tab/><text:tab/><text:tab/><text:tab/></text:p>
      <text:p text:style-name="P7">Undated</text:p>
      <text:p text:style-name="P7">City<text:tab/><text:tab/><text:tab/><text:tab/><text:tab/><text:tab/>Philadelphia</text:p>
      <text:p text:style-name="P7">State<text:tab/><text:tab/><text:tab/><text:tab/><text:tab/><text:tab/>PA</text:p>
      <text:p text:style-name="P7">Country<text:tab/><text:tab/><text:tab/><text:tab/><text:tab/>USA</text:p>
      <text:p text:style-name="P7">Subject<text:tab/><text:tab/><text:tab/><text:tab/><text:tab/>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Y</text:p>
      <text:p text:style-name="P7">(Synagogue) Sermon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Letter</text:p>
      <text:p text:style-name="P7">Number of Pages<text:tab/><text:tab/><text:tab/><text:tab/>1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</text:p>
      <text:p text:style-name="P7">Stamp<text:tab/><text:tab/><text:tab/><text:tab/><text:tab/><text:tab/></text:p>
      <text:p text:style-name="P7">Postma<text:tab/>rk<text:tab/><text:tab/><text:tab/><text:tab/><text:tab/>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I Transcription</text:p>
      <text:p text:style-name="P3">(Symbols: ?=uncertain; []=supplied information; /=end of line)</text:p>
      <text:p text:style-name="P3"><text:span text:style-name="T1"/></text:p>
      <text:p text:style-name="P3">OFFICE OF THE SUPT./</text:p>
      <text:p text:style-name="P2">The Jewish Foster Home &amp; Orphan Asylum/</text:p>
      <text:p text:style-name="P2">Of Philadelphia,/</text:p>
      <text:p text:style-name="P4">Germantown, 6[/ inserted by author]9 1893/</text:p>
      <text:p text:style-name="P3">Kind Friends;/</text:p>
      <text:p text:style-name="P3"><text:tab/>We are much distressed to/ learn of your dear fathers illness, and/ hope he is much better now. <text:s/>We send/ him a small bouquet, the flowers of/ which all but the roses have been/ grown on the grounds of the Home he/ loves so well. <text:s/>May their sweet perfume/ be to him as the love our hearts breathe/ for him and their cheering presence remind/ him of the many happy faces at the/ Home./ <text:s/>Sincerely Yours/ S M Fleischman/</text:p>
      <text:p text:style-name="P5">The Family<text:span text:style-name="T2">./</text:span></text:p>
      <text:p text:style-name="P5"><text:span text:style-name="T2">P. S. We all send loving greetings and/ best wishes for your dear father's speedy/ recovery. <text:s/>SMF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2:05:23.70</meta:creation-date>
    <dc:date>2011-12-14T12:10:30.66</dc:date>
    <dc:creator>Penn Libraries</dc:creator>
    <meta:editing-duration>PT00H05M0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85" meta:character-count="1929"/>
  </office:meta>
</office:document-meta>
</file>